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Módulo1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UserForm1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VBAProject/UserForm1.xml" manifest:media-type="text/xml"/>
  <manifest:file-entry manifest:full-path="Dialogs/VBAProject/dialog-lb.xml" manifest:media-type="text/xml"/>
  <manifest:file-entry manifest:full-path="Dialogs/dialog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5.985cm"/>
    </style:style>
    <style:style style:name="co4" style:family="table-column">
      <style:table-column-properties fo:break-before="auto" style:column-width="3.692cm"/>
    </style:style>
    <style:style style:name="co5" style:family="table-column">
      <style:table-column-properties fo:break-before="auto" style:column-width="3.72cm"/>
    </style:style>
    <style:style style:name="co6" style:family="table-column">
      <style:table-column-properties fo:break-before="auto" style:column-width="4.279cm"/>
    </style:style>
    <style:style style:name="co7" style:family="table-column">
      <style:table-column-properties fo:break-before="auto" style:column-width="4.027cm"/>
    </style:style>
    <style:style style:name="co8" style:family="table-column">
      <style:table-column-properties fo:break-before="auto" style:column-width="5.2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BaseInventario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14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143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4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" style:family="table-cell" style:parent-style-name="Default" style:data-style-name="N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36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8" style:family="table-cell" style:parent-style-name="Default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9" style:family="table-cell" style:parent-style-name="Default" style:data-style-name="N14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0" style:family="table-cell" style:parent-style-name="Default" style:data-style-name="N143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143">
      <style:table-cell-properties fo:background-color="#c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gr1" style:family="graphic">
      <style:graphic-properties draw:stroke="solid" svg:stroke-width="0.035cm" svg:stroke-color="#1d3155" draw:stroke-linejoin="miter" svg:stroke-linecap="butt" draw:fill="solid" draw:fill-color="#c55a11" loext:fill-theme-color="accent2" loext:fill-color-lum-mod="75%" draw:textarea-vertical-align="middle" draw:auto-grow-height="false" draw:fit-to-size="false" style:shrink-to-fit="false" fo:min-height="0.7cm" fo:min-width="4.804cm" fo:padding-top="0.125cm" fo:padding-bottom="0.125cm" fo:padding-left="0.25cm" fo:padding-right="0.25cm" fo:wrap-option="wrap"/>
      <style:paragraph-properties fo:margin-top="0cm" fo:margin-bottom="0cm" fo:line-height="100%" fo:text-align="center"/>
      <style:text-properties fo:font-size="18pt"/>
    </style:style>
    <style:style style:name="gr2" style:family="graphic">
      <style:graphic-properties draw:stroke="solid" svg:stroke-width="0.035cm" svg:stroke-color="#1d3155" draw:stroke-linejoin="miter" svg:stroke-linecap="butt" draw:fill="solid" draw:fill-color="#c55a11" loext:fill-theme-color="accent2" loext:fill-color-lum-mod="75%" draw:textarea-vertical-align="middle" draw:auto-grow-height="false" draw:fit-to-size="false" style:shrink-to-fit="false" fo:min-height="0.661cm" fo:min-width="4.857cm" fo:padding-top="0.125cm" fo:padding-bottom="0.125cm" fo:padding-left="0.25cm" fo:padding-right="0.25cm" fo:wrap-option="wrap"/>
      <style:paragraph-properties fo:margin-top="0cm" fo:margin-bottom="0cm" fo:line-height="100%" fo:text-align="center"/>
      <style:text-properties fo:font-size="18pt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solid" draw:fill-color="#c55a11"/>
      <style:paragraph-properties fo:margin-top="0cm" fo:margin-bottom="0cm" fo:line-height="100%" fo:text-align="center" style:writing-mode="lr-tb"/>
      <style:text-properties fo:font-size="18pt"/>
    </style:style>
    <style:style style:name="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fo:font-family="Calibri" fo:font-size="12pt" fo:letter-spacing="normal" fo:language="es" fo:country="none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seInventa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1" table:number-columns-repeated="16376" table:default-cell-style-name="Default"/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currency" office:currency="ARS" office:value="1" calcext:value-type="currency">
            <text:p>$ 1,00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>
            <draw:custom-shape table:end-cell-address="BaseInventario.C4" table:end-x="1.348cm" table:end-y="0.528cm" draw:z-index="0" draw:name="Rectangle: Rounded Corners 1" draw:style-name="gr1" draw:text-style-name="P2" svg:width="5.406cm" svg:height="1.052cm" svg:x="0.026cm" svg:y="0.45cm">
              <office:event-listeners>
                <script:event-listener script:language="ooo:script" script:event-name="dom:click" xlink:href="vnd.sun.star.script:VBAProject.Módulo1.MOSTRAR_FORMULARIO?language=Basic&amp;location=document" xlink:type="simple"/>
              </office:event-listeners>
              <text:p text:style-name="P1"><text:span text:style-name="T1">MOSTRAR FORMULARIO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>
            <draw:custom-shape table:end-cell-address="BaseInventario.D5" table:end-x="1.084cm" table:end-y="0.025cm" draw:z-index="1" draw:name="Rectangle: Rounded Corners 2" draw:style-name="gr2" draw:text-style-name="P2" svg:width="5.455cm" svg:height="1.009cm" svg:x="1.614cm" svg:y="0.476cm">
              <office:event-listeners>
                <script:event-listener script:language="ooo:script" script:event-name="dom:click" xlink:href="vnd.sun.star.script:VBAProject.Módulo1.OCULTAR_EXCEL?language=Basic&amp;location=document" xlink:type="simple"/>
              </office:event-listeners>
              <text:p text:style-name="P1"><text:span text:style-name="T1">OCULTAR EXCEL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638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odigo de Producto </text:p>
          </table:table-cell>
          <table:table-cell office:value-type="string" calcext:value-type="string">
            <text:p>Nombre del Producto</text:p>
          </table:table-cell>
          <table:table-cell office:value-type="string" calcext:value-type="string">
            <text:p>Cantidad en Stock</text:p>
          </table:table-cell>
          <table:table-cell office:value-type="string" office:string-value="Precio por Unidad" calcext:value-type="string">
            <text:p><text:s/>Precio por Unidad </text:p>
          </table:table-cell>
          <table:table-cell office:value-type="string" calcext:value-type="string">
            <text:p>Fehca de Adquisicion</text:p>
          </table:table-cell>
          <table:table-cell office:value-type="string" calcext:value-type="string">
            <text:p>Fecha de Caducidad</text:p>
          </table:table-cell>
          <table:table-cell table:style-name="ce7" office:value-type="string" calcext:value-type="string">
            <text:p>Valor Final por Unidad (20%)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864" calcext:value-type="float">
            <text:p>2864</text:p>
          </table:table-cell>
          <table:table-cell office:value-type="string" calcext:value-type="string">
            <text:p>CER.FORT CLASICOx23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20" calcext:value-type="currency">
            <text:p>$ 120,00 </text:p>
          </table:table-cell>
          <table:table-cell table:style-name="ce4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170" calcext:value-type="currency">
            <text:p>$ 17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957" calcext:value-type="float">
            <text:p>2957</text:p>
          </table:table-cell>
          <table:table-cell office:value-type="string" calcext:value-type="string">
            <text:p>COFLER AIR.BLANCOx55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415" calcext:value-type="currency">
            <text:p>$ 415,00 </text:p>
          </table:table-cell>
          <table:table-cell table:style-name="ce4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480" calcext:value-type="currency">
            <text:p>$ 48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105" calcext:value-type="float">
            <text:p>5105</text:p>
          </table:table-cell>
          <table:table-cell office:value-type="string" calcext:value-type="string">
            <text:p>HAMBLET VAIN.x45g. LCH/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00" calcext:value-type="currency">
            <text:p>$ 100,00 </text:p>
          </table:table-cell>
          <table:table-cell table:style-name="ce4" office:value-type="date" office:date-value="2023-09-01" calcext:value-type="date">
            <text:p>01/09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180" calcext:value-type="currency">
            <text:p>$ 18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725" calcext:value-type="float">
            <text:p>2725</text:p>
          </table:table-cell>
          <table:table-cell office:value-type="string" calcext:value-type="string">
            <text:p>CHOC.ARCORx25g.LECHE</text:p>
          </table:table-cell>
          <table:table-cell office:value-type="float" office:value="2" calcext:value-type="float">
            <text:p>2</text:p>
          </table:table-cell>
          <table:table-cell office:value-type="currency" office:currency="ARS" office:value="160" calcext:value-type="currency">
            <text:p>$ 160,00 </text:p>
          </table:table-cell>
          <table:table-cell table:style-name="ce4" office:value-type="date" office:date-value="2023-09-01" calcext:value-type="date">
            <text:p>01/09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20" calcext:value-type="currency">
            <text:p>$ 22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394" calcext:value-type="float">
            <text:p>2394</text:p>
          </table:table-cell>
          <table:table-cell office:value-type="string" calcext:value-type="string">
            <text:p>Gall.COCOx17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30" calcext:value-type="currency">
            <text:p>$ 230,00 </text:p>
          </table:table-cell>
          <table:table-cell table:style-name="ce4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60" calcext:value-type="currency">
            <text:p>$ 26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002" calcext:value-type="float">
            <text:p>5002</text:p>
          </table:table-cell>
          <table:table-cell office:value-type="string" calcext:value-type="string">
            <text:p>Gall.FROLITAS TRIOx16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00" calcext:value-type="currency">
            <text:p>$ 200,00 </text:p>
          </table:table-cell>
          <table:table-cell table:style-name="ce4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60" calcext:value-type="currency">
            <text:p>$ 26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393" calcext:value-type="float">
            <text:p>2393</text:p>
          </table:table-cell>
          <table:table-cell office:value-type="string" calcext:value-type="string">
            <text:p>Gall. COQUITOSx17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30" calcext:value-type="currency">
            <text:p>$ 230,00 </text:p>
          </table:table-cell>
          <table:table-cell table:style-name="ce4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300" calcext:value-type="currency">
            <text:p>$ 30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400" calcext:value-type="float">
            <text:p>5400</text:p>
          </table:table-cell>
          <table:table-cell office:value-type="string" calcext:value-type="string">
            <text:p>ALF.TOFY NEGROX46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30" calcext:value-type="currency">
            <text:p>$ 130,00 </text:p>
          </table:table-cell>
          <table:table-cell table:style-name="ce4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00" calcext:value-type="currency">
            <text:p>$ 20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string" calcext:value-type="string">
            <text:p>alfajor tofi negro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387" calcext:value-type="currency">
            <text:p>$ 387,00 </text:p>
          </table:table-cell>
          <table:table-cell table:style-name="ce4" office:value-type="string" calcext:value-type="string">
            <text:p>29/07/2023</text:p>
          </table:table-cell>
          <table:table-cell office:value-type="string" calcext:value-type="string">
            <text:p>N/Ss</text:p>
          </table:table-cell>
          <table:table-cell table:style-name="ce9" office:value-type="string" office:string-value="464,4" calcext:value-type="string">
            <text:p><text:s/>464,4 </text:p>
          </table:table-cell>
          <table:table-cell table:number-columns-repeated="9"/>
          <table:table-cell office:value-type="float" office:value="450" calcext:value-type="float">
            <text:p>450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51" calcext:value-type="float">
            <text:p>2051</text:p>
          </table:table-cell>
          <table:table-cell office:value-type="string" calcext:value-type="string">
            <text:p>Alfajor Capitan Frutax40g.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90" calcext:value-type="currency">
            <text:p>$ 190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50" calcext:value-type="currency">
            <text:p>$ 250,00 </text:p>
          </table:table-cell>
          <table:table-cell table:number-columns-repeated="9"/>
          <table:table-cell office:value-type="float" office:value="265" calcext:value-type="float">
            <text:p>265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97" calcext:value-type="float">
            <text:p>2097</text:p>
          </table:table-cell>
          <table:table-cell office:value-type="string" calcext:value-type="string">
            <text:p>Alfjor.Bagley Blancox5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70" calcext:value-type="currency">
            <text:p>$ 170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40" calcext:value-type="currency">
            <text:p>$ 24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114" calcext:value-type="float">
            <text:p>2114</text:p>
          </table:table-cell>
          <table:table-cell office:value-type="string" calcext:value-type="string">
            <text:p>Alfajor Capitan Blancox40g.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90" calcext:value-type="currency">
            <text:p>$ 190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50" calcext:value-type="currency">
            <text:p>$ 250,00 </text:p>
          </table:table-cell>
          <table:table-cell table:number-columns-repeated="9"/>
          <table:table-cell office:value-type="float" office:value="182" calcext:value-type="float">
            <text:p>182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115" calcext:value-type="float">
            <text:p>2115</text:p>
          </table:table-cell>
          <table:table-cell office:value-type="string" calcext:value-type="string">
            <text:p>Alfajor Capitan Negrox4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90" calcext:value-type="currency">
            <text:p>$ 190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50" calcext:value-type="currency">
            <text:p>$ 250,00 </text:p>
          </table:table-cell>
          <table:table-cell table:number-columns-repeated="9"/>
          <table:table-cell office:value-type="float" office:value="202" calcext:value-type="float">
            <text:p>202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119" calcext:value-type="float">
            <text:p>2119</text:p>
          </table:table-cell>
          <table:table-cell office:value-type="string" calcext:value-type="string">
            <text:p>Pepas c/Chips triox32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340" calcext:value-type="currency">
            <text:p>$ 340,00 </text:p>
          </table:table-cell>
          <table:table-cell table:style-name="ce5" office:value-type="date" office:date-value="2023-08-25" calcext:value-type="date">
            <text:p>2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410" calcext:value-type="currency">
            <text:p>$ 41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128" calcext:value-type="float">
            <text:p>2128</text:p>
          </table:table-cell>
          <table:table-cell office:value-type="string" calcext:value-type="string">
            <text:p>Cofler Air DDL TOFIx70g.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470" calcext:value-type="currency">
            <text:p>$ 470,00 </text:p>
          </table:table-cell>
          <table:table-cell table:style-name="ce5" office:value-type="date" office:date-value="2023-08-05" calcext:value-type="date">
            <text:p>0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550" calcext:value-type="currency">
            <text:p>$ 550,00 </text:p>
          </table:table-cell>
          <table:table-cell table:number-columns-repeated="9"/>
          <table:table-cell office:value-type="float" office:value="202" calcext:value-type="float">
            <text:p>202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151" calcext:value-type="float">
            <text:p>2151</text:p>
          </table:table-cell>
          <table:table-cell office:value-type="string" calcext:value-type="string">
            <text:p>Cofler Air. Bonobonx67g.</text:p>
          </table:table-cell>
          <table:table-cell office:value-type="float" office:value="2" calcext:value-type="float">
            <text:p>2</text:p>
          </table:table-cell>
          <table:table-cell office:value-type="currency" office:currency="ARS" office:value="415" calcext:value-type="currency">
            <text:p>$ 415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480" calcext:value-type="currency">
            <text:p>$ 48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162" calcext:value-type="float">
            <text:p>2162</text:p>
          </table:table-cell>
          <table:table-cell office:value-type="string" calcext:value-type="string">
            <text:p>Cofler AirAlmendrado x55g.</text:p>
          </table:table-cell>
          <table:table-cell office:value-type="float" office:value="2" calcext:value-type="float">
            <text:p>2</text:p>
          </table:table-cell>
          <table:table-cell office:value-type="currency" office:currency="ARS" office:value="415" calcext:value-type="currency">
            <text:p>$ 415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480" calcext:value-type="currency">
            <text:p>$ 48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171" calcext:value-type="float">
            <text:p>2171</text:p>
          </table:table-cell>
          <table:table-cell office:value-type="string" calcext:value-type="string">
            <text:p>Turron Arcorx25g</text:p>
          </table:table-cell>
          <table:table-cell office:value-type="float" office:value="4" calcext:value-type="float">
            <text:p>4</text:p>
          </table:table-cell>
          <table:table-cell office:value-type="currency" office:currency="ARS" office:value="64" calcext:value-type="currency">
            <text:p>$ 64,00 </text:p>
          </table:table-cell>
          <table:table-cell table:style-name="ce5" office:value-type="date" office:date-value="2023-08-25" calcext:value-type="date">
            <text:p>2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120" calcext:value-type="currency">
            <text:p>$ 12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205" calcext:value-type="float">
            <text:p>2205</text:p>
          </table:table-cell>
          <table:table-cell office:value-type="string" calcext:value-type="string">
            <text:p>Cer.Fort FTll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20" calcext:value-type="currency">
            <text:p>$ 120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170" calcext:value-type="currency">
            <text:p>$ 17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235" calcext:value-type="float">
            <text:p>2235</text:p>
          </table:table-cell>
          <table:table-cell office:value-type="string" calcext:value-type="string">
            <text:p>Alfajor Jorgelin Negro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22" calcext:value-type="currency">
            <text:p>$ 222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80" calcext:value-type="currency">
            <text:p>$ 28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236" calcext:value-type="float">
            <text:p>2236</text:p>
          </table:table-cell>
          <table:table-cell office:value-type="string" calcext:value-type="string">
            <text:p>Alfajor Jorgelin Glac.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14" calcext:value-type="currency">
            <text:p>$ 214,00 </text:p>
          </table:table-cell>
          <table:table-cell table:style-name="ce5" office:value-type="date" office:date-value="2023-08-25" calcext:value-type="date">
            <text:p>2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70" calcext:value-type="currency">
            <text:p>$ 27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248" calcext:value-type="float">
            <text:p>2248</text:p>
          </table:table-cell>
          <table:table-cell office:value-type="string" calcext:value-type="string">
            <text:p>Choc. Miskyx25g Negro</text:p>
          </table:table-cell>
          <table:table-cell office:value-type="float" office:value="2" calcext:value-type="float">
            <text:p>2</text:p>
          </table:table-cell>
          <table:table-cell office:value-type="currency" office:currency="ARS" office:value="110" calcext:value-type="currency">
            <text:p>$ 110,00 </text:p>
          </table:table-cell>
          <table:table-cell table:style-name="ce5" office:value-type="date" office:date-value="2023-07-17" calcext:value-type="date">
            <text:p>17/07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28]*20)/100+[$BaseInventario.$E28]" office:value-type="currency" office:currency="ARS" office:value="132" calcext:value-type="currency">
            <text:p>$ 132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260" calcext:value-type="float">
            <text:p>2260</text:p>
          </table:table-cell>
          <table:table-cell office:value-type="string" calcext:value-type="string">
            <text:p>Alfajor Vaquita Arroz Vai/Frutill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97" calcext:value-type="currency">
            <text:p>$ 97,00 </text:p>
          </table:table-cell>
          <table:table-cell table:style-name="ce5" office:value-type="date" office:date-value="2023-07-29" calcext:value-type="date">
            <text:p>29/07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29]*20)/100+[$BaseInventario.$E29]" office:value-type="currency" office:currency="ARS" office:value="116.4" calcext:value-type="currency">
            <text:p>$ 116,4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267" calcext:value-type="float">
            <text:p>2267</text:p>
          </table:table-cell>
          <table:table-cell office:value-type="string" calcext:value-type="string">
            <text:p>Palito Tunky 12x8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750" calcext:value-type="currency">
            <text:p>$ 1.750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string" office:string-value="300c/u x12=3600" calcext:value-type="string">
            <text:p><text:s/>300c/u x12=36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272" calcext:value-type="float">
            <text:p>2272</text:p>
          </table:table-cell>
          <table:table-cell office:value-type="string" calcext:value-type="string">
            <text:p>Alfajor Jorgito Glaceado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70" calcext:value-type="currency">
            <text:p>$ 170,00 </text:p>
          </table:table-cell>
          <table:table-cell table:style-name="ce5" office:value-type="date" office:date-value="2023-08-25" calcext:value-type="date">
            <text:p>2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30" calcext:value-type="currency">
            <text:p>$ 23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274" calcext:value-type="float">
            <text:p>2274</text:p>
          </table:table-cell>
          <table:table-cell office:value-type="string" calcext:value-type="string">
            <text:p>Alfajor Jorgito Negro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70" calcext:value-type="currency">
            <text:p>$ 170,00 </text:p>
          </table:table-cell>
          <table:table-cell table:style-name="ce5" office:value-type="date" office:date-value="2023-08-25" calcext:value-type="date">
            <text:p>2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30" calcext:value-type="currency">
            <text:p>$ 23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285" calcext:value-type="float">
            <text:p>2285</text:p>
          </table:table-cell>
          <table:table-cell office:value-type="string" calcext:value-type="string">
            <text:p>Alfajor Vaquita Arroz Limon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97" calcext:value-type="currency">
            <text:p>$ 97,00 </text:p>
          </table:table-cell>
          <table:table-cell table:style-name="ce5" office:value-type="date" office:date-value="2023-07-29" calcext:value-type="date">
            <text:p>29/07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33]*20)/100+[$BaseInventario.$E33]" office:value-type="currency" office:currency="ARS" office:value="116.4" calcext:value-type="currency">
            <text:p>$ 116,4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306" calcext:value-type="float">
            <text:p>2306</text:p>
          </table:table-cell>
          <table:table-cell office:value-type="string" calcext:value-type="string">
            <text:p>Alfajor Capitan Tripl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90" calcext:value-type="currency">
            <text:p>$ 290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360" calcext:value-type="currency">
            <text:p>$ 36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324" calcext:value-type="float">
            <text:p>2324</text:p>
          </table:table-cell>
          <table:table-cell office:value-type="string" calcext:value-type="string">
            <text:p>Capullitos Maiz x80g</text:p>
          </table:table-cell>
          <table:table-cell office:value-type="float" office:value="2" calcext:value-type="float">
            <text:p>2</text:p>
          </table:table-cell>
          <table:table-cell office:value-type="currency" office:currency="ARS" office:value="110" calcext:value-type="currency">
            <text:p>$ 110,00 </text:p>
          </table:table-cell>
          <table:table-cell table:style-name="ce5" office:value-type="date" office:date-value="2023-08-25" calcext:value-type="date">
            <text:p>2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170" calcext:value-type="currency">
            <text:p>$ 17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333" calcext:value-type="float">
            <text:p>2333</text:p>
          </table:table-cell>
          <table:table-cell office:value-type="string" calcext:value-type="string">
            <text:p>Alfajor Togix45g</text:p>
          </table:table-cell>
          <table:table-cell office:value-type="float" office:value="2" calcext:value-type="float">
            <text:p>2</text:p>
          </table:table-cell>
          <table:table-cell office:value-type="currency" office:currency="ARS" office:value="59" calcext:value-type="currency">
            <text:p>$ 59,00 </text:p>
          </table:table-cell>
          <table:table-cell table:style-name="ce5" office:value-type="date" office:date-value="2023-07-21" calcext:value-type="date">
            <text:p>21/07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36]*20)/100+[$BaseInventario.$E36]" office:value-type="currency" office:currency="ARS" office:value="70.8" calcext:value-type="currency">
            <text:p>$ 70,8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337" calcext:value-type="float">
            <text:p>2337</text:p>
          </table:table-cell>
          <table:table-cell office:value-type="string" calcext:value-type="string">
            <text:p>Chocotriox18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10" calcext:value-type="currency">
            <text:p>$ 210,00 </text:p>
          </table:table-cell>
          <table:table-cell table:style-name="ce5" office:value-type="date" office:date-value="2023-07-21" calcext:value-type="date">
            <text:p>21/07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37]*20)/100+[$BaseInventario.$E37]" office:value-type="currency" office:currency="ARS" office:value="252" calcext:value-type="currency">
            <text:p>$ 252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351" calcext:value-type="float">
            <text:p>2351</text:p>
          </table:table-cell>
          <table:table-cell office:value-type="string" calcext:value-type="string">
            <text:p>Alfajor Chocoarroz D/Lech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18" calcext:value-type="currency">
            <text:p>$ 118,00 </text:p>
          </table:table-cell>
          <table:table-cell table:style-name="ce5" office:value-type="date" office:date-value="2023-08-05" calcext:value-type="date">
            <text:p>05/08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38]*20)/100+[$BaseInventario.$E38]" office:value-type="currency" office:currency="ARS" office:value="141.6" calcext:value-type="currency">
            <text:p>$ 141,6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396" calcext:value-type="float">
            <text:p>2396</text:p>
          </table:table-cell>
          <table:table-cell office:value-type="string" calcext:value-type="string">
            <text:p>Alfajor Bon-O-BonNegrox4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63" calcext:value-type="currency">
            <text:p>$ 163,00 </text:p>
          </table:table-cell>
          <table:table-cell table:style-name="ce5" office:value-type="date" office:date-value="2023-08-25" calcext:value-type="date">
            <text:p>2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40" calcext:value-type="currency">
            <text:p>$ 24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407" calcext:value-type="float">
            <text:p>2407</text:p>
          </table:table-cell>
          <table:table-cell office:value-type="string" calcext:value-type="string">
            <text:p>Rhodesiax22g.</text:p>
          </table:table-cell>
          <table:table-cell office:value-type="float" office:value="2" calcext:value-type="float">
            <text:p>2</text:p>
          </table:table-cell>
          <table:table-cell office:value-type="currency" office:currency="ARS" office:value="140" calcext:value-type="currency">
            <text:p>$ 140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00" calcext:value-type="currency">
            <text:p>$ 20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415" calcext:value-type="float">
            <text:p>2415</text:p>
          </table:table-cell>
          <table:table-cell office:value-type="string" calcext:value-type="string">
            <text:p>Gall.Mantekitax17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76" calcext:value-type="currency">
            <text:p>$ 176,00 </text:p>
          </table:table-cell>
          <table:table-cell table:style-name="ce5" office:value-type="date" office:date-value="2023-07-17" calcext:value-type="date">
            <text:p>17/07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41]*20)/100+[$BaseInventario.$E41]" office:value-type="currency" office:currency="ARS" office:value="211.2" calcext:value-type="currency">
            <text:p>$ 211,2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423" calcext:value-type="float">
            <text:p>2423</text:p>
          </table:table-cell>
          <table:table-cell office:value-type="string" calcext:value-type="string">
            <text:p>ALF.MILKA TORTA OREO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02" calcext:value-type="currency">
            <text:p>$ 202,00 </text:p>
          </table:table-cell>
          <table:table-cell table:style-name="ce5" office:value-type="date" office:date-value="2023-08-07" calcext:value-type="date">
            <text:p>07/08/2023</text:p>
          </table:table-cell>
          <table:table-cell/>
          <table:table-cell table:style-name="ce9" table:formula="of:=([$BaseInventario.$E42]*20)/100+[$BaseInventario.$E42]" office:value-type="currency" office:currency="ARS" office:value="242.4" calcext:value-type="currency">
            <text:p>$ 242,4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427" calcext:value-type="float">
            <text:p>2427</text:p>
          </table:table-cell>
          <table:table-cell office:value-type="string" calcext:value-type="string">
            <text:p>Alfajor Oreo Trilogiax56/56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60" calcext:value-type="currency">
            <text:p>$ 260,00 </text:p>
          </table:table-cell>
          <table:table-cell table:style-name="ce5" office:value-type="date" office:date-value="2023-08-25" calcext:value-type="date">
            <text:p>2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350" calcext:value-type="currency">
            <text:p>$ 35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428" calcext:value-type="float">
            <text:p>2428</text:p>
          </table:table-cell>
          <table:table-cell office:value-type="string" calcext:value-type="string">
            <text:p>Alfajor Pepito triplex57g.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65" calcext:value-type="currency">
            <text:p>$ 265,00 </text:p>
          </table:table-cell>
          <table:table-cell table:style-name="ce5" office:value-type="string" calcext:value-type="string">
            <text:p>1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350" calcext:value-type="currency">
            <text:p>$ 35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445" calcext:value-type="float">
            <text:p>2445</text:p>
          </table:table-cell>
          <table:table-cell office:value-type="string" calcext:value-type="string">
            <text:p>Alfajor Milka triple DDLx70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46" calcext:value-type="currency">
            <text:p>$ 246,00 </text:p>
          </table:table-cell>
          <table:table-cell table:style-name="ce5" office:value-type="date" office:date-value="2023-08-15" calcext:value-type="date">
            <text:p>1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350" calcext:value-type="currency">
            <text:p>$ 35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447" calcext:value-type="float">
            <text:p>2447</text:p>
          </table:table-cell>
          <table:table-cell office:value-type="string" calcext:value-type="string">
            <text:p>Alfajor Milka Triple Mouss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46" calcext:value-type="currency">
            <text:p>$ 246,00 </text:p>
          </table:table-cell>
          <table:table-cell table:style-name="ce5" office:value-type="date" office:date-value="2023-08-15" calcext:value-type="date">
            <text:p>1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350" calcext:value-type="currency">
            <text:p>$ 35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459" calcext:value-type="float">
            <text:p>2459</text:p>
          </table:table-cell>
          <table:table-cell office:value-type="string" calcext:value-type="string">
            <text:p>Cofler Graffitix45g</text:p>
          </table:table-cell>
          <table:table-cell office:value-type="float" office:value="6" calcext:value-type="float">
            <text:p>6</text:p>
          </table:table-cell>
          <table:table-cell office:value-type="currency" office:currency="ARS" office:value="188" calcext:value-type="currency">
            <text:p>$ 188,00 </text:p>
          </table:table-cell>
          <table:table-cell table:style-name="ce5" office:value-type="date" office:date-value="2023-08-25" calcext:value-type="date">
            <text:p>2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80" calcext:value-type="currency">
            <text:p>$ 280,00 </text:p>
          </table:table-cell>
          <table:table-cell table:number-columns-repeated="16376"/>
        </table:table-row>
        <table:table-row table:style-name="ro1">
          <table:table-cell/>
          <table:table-cell table:style-name="ce1" office:value-type="float" office:value="2468" calcext:value-type="float">
            <text:p>2468</text:p>
          </table:table-cell>
          <table:table-cell table:style-name="ce1" office:value-type="string" calcext:value-type="string">
            <text:p>Goma Mogul anillos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currency" office:currency="ARS" office:value="2560" calcext:value-type="currency">
            <text:p>$ 2.560,00 </text:p>
          </table:table-cell>
          <table:table-cell table:style-name="ce6" office:value-type="date" office:date-value="2023-08-15" calcext:value-type="date">
            <text:p>15/08/2023</text:p>
          </table:table-cell>
          <table:table-cell table:style-name="ce8" office:value-type="string" calcext:value-type="string">
            <text:p>N/S</text:p>
          </table:table-cell>
          <table:table-cell table:style-name="ce10" office:value-type="string" office:string-value="8ux21b. (200c/u)=4200" calcext:value-type="string">
            <text:p><text:s/>8ux21b. (200c/u)=42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479" calcext:value-type="float">
            <text:p>2479</text:p>
          </table:table-cell>
          <table:table-cell office:value-type="string" calcext:value-type="string">
            <text:p>Alfajor Terrabisi Triplex7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60" calcext:value-type="currency">
            <text:p>$ 260,00 </text:p>
          </table:table-cell>
          <table:table-cell table:style-name="ce5" office:value-type="date" office:date-value="2023-08-25" calcext:value-type="date">
            <text:p>2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360" calcext:value-type="currency">
            <text:p>$ 36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507" calcext:value-type="float">
            <text:p>2507</text:p>
          </table:table-cell>
          <table:table-cell office:value-type="string" calcext:value-type="string">
            <text:p>Rhodesia Chocolatex22g</text:p>
          </table:table-cell>
          <table:table-cell office:value-type="float" office:value="3" calcext:value-type="float">
            <text:p>3</text:p>
          </table:table-cell>
          <table:table-cell office:value-type="currency" office:currency="ARS" office:value="89" calcext:value-type="currency">
            <text:p>$ 89,00 </text:p>
          </table:table-cell>
          <table:table-cell table:style-name="ce5" office:value-type="date" office:date-value="2023-07-21" calcext:value-type="date">
            <text:p>21/07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50]*20)/100+[$BaseInventario.$E50]" office:value-type="currency" office:currency="ARS" office:value="106.8" calcext:value-type="currency">
            <text:p>$ 106,8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508" calcext:value-type="float">
            <text:p>2508</text:p>
          </table:table-cell>
          <table:table-cell office:value-type="string" calcext:value-type="string">
            <text:p>DB.B on-O-Bon Bcax30g</text:p>
          </table:table-cell>
          <table:table-cell office:value-type="float" office:value="2" calcext:value-type="float">
            <text:p>2</text:p>
          </table:table-cell>
          <table:table-cell office:value-type="currency" office:currency="ARS" office:value="182" calcext:value-type="currency">
            <text:p>$ 182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60" calcext:value-type="currency">
            <text:p>$ 260,00 </text:p>
          </table:table-cell>
          <table:table-cell table:number-columns-repeated="16376"/>
        </table:table-row>
        <table:table-row table:style-name="ro1">
          <table:table-cell/>
          <table:table-cell table:style-name="ce1" office:value-type="float" office:value="2512" calcext:value-type="float">
            <text:p>2512</text:p>
          </table:table-cell>
          <table:table-cell table:style-name="ce1" office:value-type="string" calcext:value-type="string">
            <text:p>Car.Saq.Ftax810g.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currency" office:currency="ARS" office:value="1559" calcext:value-type="currency">
            <text:p>$ 1.559,00 </text:p>
          </table:table-cell>
          <table:table-cell table:style-name="ce6" office:value-type="date" office:date-value="2023-08-25" calcext:value-type="date">
            <text:p>25/08/2023</text:p>
          </table:table-cell>
          <table:table-cell table:style-name="ce8" office:value-type="string" calcext:value-type="string">
            <text:p>N/S</text:p>
          </table:table-cell>
          <table:table-cell table:style-name="ce10" office:value-type="string" office:string-value="6ux22b.(200c/u)=4400" calcext:value-type="string">
            <text:p><text:s/>6ux22b.(200c/u)=44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 office:value-type="string" calcext:value-type="string">
            <text:p>Chicle Top Line 7Menthol x16u.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300" calcext:value-type="currency">
            <text:p>$ 2.300,00 </text:p>
          </table:table-cell>
          <table:table-cell table:style-name="ce5" office:value-type="date" office:date-value="2023-08-25" calcext:value-type="date">
            <text:p>25/08/2023</text:p>
          </table:table-cell>
          <table:table-cell office:value-type="string" calcext:value-type="string">
            <text:p>N/S</text:p>
          </table:table-cell>
          <table:table-cell table:style-name="ce9" office:value-type="string" office:string-value="300 c/u" calcext:value-type="string">
            <text:p><text:s/>300 c/u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525" calcext:value-type="float">
            <text:p>2525</text:p>
          </table:table-cell>
          <table:table-cell office:value-type="string" calcext:value-type="string">
            <text:p>Palitos Tunkyx25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380" calcext:value-type="currency">
            <text:p>$ 380,00 </text:p>
          </table:table-cell>
          <table:table-cell table:style-name="ce5" office:value-type="date" office:date-value="2023-08-25" calcext:value-type="date">
            <text:p>2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450" calcext:value-type="currency">
            <text:p>$ 45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526" calcext:value-type="float">
            <text:p>2526</text:p>
          </table:table-cell>
          <table:table-cell office:value-type="string" calcext:value-type="string">
            <text:p>Alfajor Mini Torta Cocox73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65" calcext:value-type="currency">
            <text:p>$ 265,00 </text:p>
          </table:table-cell>
          <table:table-cell table:style-name="ce5" office:value-type="date" office:date-value="2023-08-15" calcext:value-type="date">
            <text:p>1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350" calcext:value-type="currency">
            <text:p>$ 35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559" calcext:value-type="float">
            <text:p>2559</text:p>
          </table:table-cell>
          <table:table-cell office:value-type="string" calcext:value-type="string">
            <text:p>Alfajor Toddyx6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320" calcext:value-type="currency">
            <text:p>$ 320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380" calcext:value-type="currency">
            <text:p>$ 38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562" calcext:value-type="float">
            <text:p>2562</text:p>
          </table:table-cell>
          <table:table-cell office:value-type="string" calcext:value-type="string">
            <text:p>Alfajor Tortax69/72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30" calcext:value-type="currency">
            <text:p>$ 230,00 </text:p>
          </table:table-cell>
          <table:table-cell table:style-name="ce5" office:value-type="date" office:date-value="2023-08-25" calcext:value-type="date">
            <text:p>2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350" calcext:value-type="currency">
            <text:p>$ 35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564" calcext:value-type="float">
            <text:p>2564</text:p>
          </table:table-cell>
          <table:table-cell office:value-type="string" calcext:value-type="string">
            <text:p>gall.Milka Moussex116g.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30" calcext:value-type="currency">
            <text:p>$ 230,00 </text:p>
          </table:table-cell>
          <table:table-cell table:style-name="ce5" office:value-type="date" office:date-value="2023-08-05" calcext:value-type="date">
            <text:p>05/08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58]*20)/100+[$BaseInventario.$E58]" office:value-type="currency" office:currency="ARS" office:value="276" calcext:value-type="currency">
            <text:p>$ 276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576" calcext:value-type="float">
            <text:p>2576</text:p>
          </table:table-cell>
          <table:table-cell office:value-type="string" calcext:value-type="string">
            <text:p>Alfajor Chocoarroz FtllAxu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18" calcext:value-type="currency">
            <text:p>$ 118,00 </text:p>
          </table:table-cell>
          <table:table-cell table:style-name="ce5" office:value-type="date" office:date-value="2023-08-05" calcext:value-type="date">
            <text:p>05/08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59]*20)/100+[$BaseInventario.$E59]" office:value-type="currency" office:currency="ARS" office:value="141.6" calcext:value-type="currency">
            <text:p>$ 141,60 </text:p>
          </table:table-cell>
          <table:table-cell table:number-columns-repeated="16376"/>
        </table:table-row>
        <table:table-row table:style-name="ro1">
          <table:table-cell/>
          <table:table-cell table:style-name="ce1" office:value-type="float" office:value="2598" calcext:value-type="float">
            <text:p>2598</text:p>
          </table:table-cell>
          <table:table-cell table:style-name="ce1" office:value-type="string" calcext:value-type="string">
            <text:p>Caramelos Sugus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currency" office:currency="ARS" office:value="1335" calcext:value-type="currency">
            <text:p>$ 1.335,00 </text:p>
          </table:table-cell>
          <table:table-cell table:style-name="ce6" office:value-type="date" office:date-value="2023-08-25" calcext:value-type="date">
            <text:p>25/08/2023</text:p>
          </table:table-cell>
          <table:table-cell table:style-name="ce8" office:value-type="string" calcext:value-type="string">
            <text:p>N/S</text:p>
          </table:table-cell>
          <table:table-cell table:style-name="ce10" office:value-type="string" office:string-value="10ux21b.(200c/u)= 4200" calcext:value-type="string">
            <text:p><text:s/>10ux21b.(200c/u)= 42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613" calcext:value-type="float">
            <text:p>2613</text:p>
          </table:table-cell>
          <table:table-cell office:value-type="string" calcext:value-type="string">
            <text:p>Alfajor Tofi 3 Negrox73g.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65" calcext:value-type="currency">
            <text:p>$ 265,00 </text:p>
          </table:table-cell>
          <table:table-cell table:style-name="ce5" office:value-type="date" office:date-value="2023-08-15" calcext:value-type="date">
            <text:p>1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350" calcext:value-type="currency">
            <text:p>$ 35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622" calcext:value-type="float">
            <text:p>2622</text:p>
          </table:table-cell>
          <table:table-cell office:value-type="string" calcext:value-type="string">
            <text:p>Alfajor Tofi 3 Bcoc73g.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65" calcext:value-type="currency">
            <text:p>$ 265,00 </text:p>
          </table:table-cell>
          <table:table-cell table:style-name="ce5" office:value-type="date" office:date-value="2023-08-15" calcext:value-type="date">
            <text:p>1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350" calcext:value-type="currency">
            <text:p>$ 35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624" calcext:value-type="float">
            <text:p>2624</text:p>
          </table:table-cell>
          <table:table-cell office:value-type="string" calcext:value-type="string">
            <text:p>Cofler Graffiti Bco.x45g.</text:p>
          </table:table-cell>
          <table:table-cell office:value-type="float" office:value="6" calcext:value-type="float">
            <text:p>6</text:p>
          </table:table-cell>
          <table:table-cell office:value-type="currency" office:currency="ARS" office:value="188" calcext:value-type="currency">
            <text:p>$ 188,00 </text:p>
          </table:table-cell>
          <table:table-cell table:style-name="ce5" office:value-type="date" office:date-value="2023-08-25" calcext:value-type="date">
            <text:p>2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80" calcext:value-type="currency">
            <text:p>$ 28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652" calcext:value-type="float">
            <text:p>2652</text:p>
          </table:table-cell>
          <table:table-cell office:value-type="string" calcext:value-type="string">
            <text:p>Alfajor Bon-O-Bon Minix6u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461" calcext:value-type="currency">
            <text:p>$ 461,00 </text:p>
          </table:table-cell>
          <table:table-cell table:style-name="ce5" office:value-type="date" office:date-value="2023-07-21" calcext:value-type="date">
            <text:p>21/07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64]*20)/100+[$BaseInventario.$E64]" office:value-type="currency" office:currency="ARS" office:value="553.2" calcext:value-type="currency">
            <text:p>$ 553,2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664" calcext:value-type="float">
            <text:p>2664</text:p>
          </table:table-cell>
          <table:table-cell office:value-type="string" calcext:value-type="string">
            <text:p>Vocacion Clasicasx3x128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360" calcext:value-type="currency">
            <text:p>$ 360,00 </text:p>
          </table:table-cell>
          <table:table-cell table:style-name="ce5" office:value-type="date" office:date-value="2023-07-21" calcext:value-type="date">
            <text:p>21/07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65]*20)/100+[$BaseInventario.$E65]" office:value-type="currency" office:currency="ARS" office:value="432" calcext:value-type="currency">
            <text:p>$ 432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714" calcext:value-type="float">
            <text:p>2714</text:p>
          </table:table-cell>
          <table:table-cell office:value-type="string" calcext:value-type="string">
            <text:p>Bizc.Ag/DCEx200g 9De Oro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70" calcext:value-type="currency">
            <text:p>$ 270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330" calcext:value-type="currency">
            <text:p>$ 33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718" calcext:value-type="float">
            <text:p>2718</text:p>
          </table:table-cell>
          <table:table-cell office:value-type="string" calcext:value-type="string">
            <text:p>Hamlet Negrox45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00" calcext:value-type="currency">
            <text:p>$ 100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180" calcext:value-type="currency">
            <text:p>$ 18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724" calcext:value-type="float">
            <text:p>2724</text:p>
          </table:table-cell>
          <table:table-cell office:value-type="string" calcext:value-type="string">
            <text:p>Choc. Arcorx25g.Bco.</text:p>
          </table:table-cell>
          <table:table-cell office:value-type="float" office:value="2" calcext:value-type="float">
            <text:p>2</text:p>
          </table:table-cell>
          <table:table-cell office:value-type="currency" office:currency="ARS" office:value="160" calcext:value-type="currency">
            <text:p>$ 160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20" calcext:value-type="currency">
            <text:p>$ 22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734" calcext:value-type="float">
            <text:p>2734</text:p>
          </table:table-cell>
          <table:table-cell office:value-type="string" calcext:value-type="string">
            <text:p>Bizc.Clasx200g. 9De Oro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70" calcext:value-type="currency">
            <text:p>$ 270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330" calcext:value-type="currency">
            <text:p>$ 33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string" calcext:value-type="string">
            <text:p>Gall.Rex Tub.x75 Orig. 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50" calcext:value-type="currency">
            <text:p>$ 250,00 </text:p>
          </table:table-cell>
          <table:table-cell table:style-name="ce5" office:value-type="date" office:date-value="2023-08-15" calcext:value-type="date">
            <text:p>1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300" calcext:value-type="currency">
            <text:p>$ 30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771" calcext:value-type="float">
            <text:p>2771</text:p>
          </table:table-cell>
          <table:table-cell office:value-type="string" calcext:value-type="string">
            <text:p>Gall. Oreox117/118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302" calcext:value-type="currency">
            <text:p>$ 302,00 </text:p>
          </table:table-cell>
          <table:table-cell table:style-name="ce5" office:value-type="date" office:date-value="2023-07-21" calcext:value-type="date">
            <text:p>21/07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71]*20)/100+[$BaseInventario.$E71]" office:value-type="currency" office:currency="ARS" office:value="362.4" calcext:value-type="currency">
            <text:p>$ 362,4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781" calcext:value-type="float">
            <text:p>2781</text:p>
          </table:table-cell>
          <table:table-cell office:value-type="string" calcext:value-type="string">
            <text:p>Hamlet Chocolatosox43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15" calcext:value-type="currency">
            <text:p>$ 115,00 </text:p>
          </table:table-cell>
          <table:table-cell table:style-name="ce5" office:value-type="date" office:date-value="2023-08-15" calcext:value-type="date">
            <text:p>1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180" calcext:value-type="currency">
            <text:p>$ 18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804" calcext:value-type="float">
            <text:p>2804</text:p>
          </table:table-cell>
          <table:table-cell office:value-type="string" calcext:value-type="string">
            <text:p>Cer. Fort Ladyx19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20" calcext:value-type="currency">
            <text:p>$ 120,00 </text:p>
          </table:table-cell>
          <table:table-cell table:style-name="ce5" office:value-type="date" office:date-value="2023-08-25" calcext:value-type="date">
            <text:p>2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170" calcext:value-type="currency">
            <text:p>$ 17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808" calcext:value-type="float">
            <text:p>2808</text:p>
          </table:table-cell>
          <table:table-cell office:value-type="string" calcext:value-type="string">
            <text:p>ALF.BAGLEY 3.0 NEGROx73.</text:p>
          </table:table-cell>
          <table:table-cell table:number-columns-repeated="2"/>
          <table:table-cell table:style-name="ce5" office:value-type="date" office:date-value="2023-07-08" calcext:value-type="date">
            <text:p>08/07/2023</text:p>
          </table:table-cell>
          <table:table-cell/>
          <table:table-cell table:style-name="ce9"/>
          <table:table-cell table:number-columns-repeated="16376"/>
        </table:table-row>
        <table:table-row table:style-name="ro1">
          <table:table-cell/>
          <table:table-cell office:value-type="float" office:value="2833" calcext:value-type="float">
            <text:p>2833</text:p>
          </table:table-cell>
          <table:table-cell office:value-type="string" calcext:value-type="string">
            <text:p>Choc.Miskyx25g. Blanco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12" calcext:value-type="currency">
            <text:p>$ 112,00 </text:p>
          </table:table-cell>
          <table:table-cell table:style-name="ce5" office:value-type="date" office:date-value="2023-07-29" calcext:value-type="date">
            <text:p>29/07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75]*20)/100+[$BaseInventario.$E75]" office:value-type="currency" office:currency="ARS" office:value="134.4" calcext:value-type="currency">
            <text:p>$ 134,4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846" calcext:value-type="float">
            <text:p>2846</text:p>
          </table:table-cell>
          <table:table-cell office:value-type="string" calcext:value-type="string">
            <text:p>Alfajor Vaquita Arroz Marron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97" calcext:value-type="currency">
            <text:p>$ 97,00 </text:p>
          </table:table-cell>
          <table:table-cell table:style-name="ce5" office:value-type="date" office:date-value="2023-07-29" calcext:value-type="date">
            <text:p>29/07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76]*20)/100+[$BaseInventario.$E76]" office:value-type="currency" office:currency="ARS" office:value="116.4" calcext:value-type="currency">
            <text:p>$ 116,4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874" calcext:value-type="float">
            <text:p>2874</text:p>
          </table:table-cell>
          <table:table-cell office:value-type="string" calcext:value-type="string">
            <text:p>Cer.Fort Mznax22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20" calcext:value-type="currency">
            <text:p>$ 120,00 </text:p>
          </table:table-cell>
          <table:table-cell table:style-name="ce5" office:value-type="date" office:date-value="2023-08-25" calcext:value-type="date">
            <text:p>2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170" calcext:value-type="currency">
            <text:p>$ 17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887" calcext:value-type="float">
            <text:p>2887</text:p>
          </table:table-cell>
          <table:table-cell office:value-type="string" calcext:value-type="string">
            <text:p>Baycal Biscuitx105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77" calcext:value-type="currency">
            <text:p>$ 177,00 </text:p>
          </table:table-cell>
          <table:table-cell table:style-name="ce5" office:value-type="date" office:date-value="2023-08-05" calcext:value-type="date">
            <text:p>05/08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78]*20)/100+[$BaseInventario.$E78]" office:value-type="currency" office:currency="ARS" office:value="212.4" calcext:value-type="currency">
            <text:p>$ 212,4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901" calcext:value-type="float">
            <text:p>2901</text:p>
          </table:table-cell>
          <table:table-cell office:value-type="string" calcext:value-type="string">
            <text:p>Bay Biscuitx140/142g.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300" calcext:value-type="currency">
            <text:p>$ 300,00 </text:p>
          </table:table-cell>
          <table:table-cell table:style-name="ce5" office:value-type="date" office:date-value="2023-08-15" calcext:value-type="date">
            <text:p>1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360" calcext:value-type="currency">
            <text:p>$ 36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905" calcext:value-type="float">
            <text:p>2905</text:p>
          </table:table-cell>
          <table:table-cell office:value-type="string" calcext:value-type="string">
            <text:p>Biscuit Chipsx142/1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480" calcext:value-type="currency">
            <text:p>$ 480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530" calcext:value-type="currency">
            <text:p>$ 530,00 </text:p>
          </table:table-cell>
          <table:table-cell table:number-columns-repeated="16376"/>
        </table:table-row>
        <table:table-row table:style-name="ro1">
          <table:table-cell/>
          <table:table-cell table:style-name="ce1" office:value-type="float" office:value="2912" calcext:value-type="float">
            <text:p>2912</text:p>
          </table:table-cell>
          <table:table-cell table:style-name="ce1" office:value-type="string" calcext:value-type="string">
            <text:p>Ch.T/line 7Tuttix16u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currency" office:currency="ARS" office:value="2600" calcext:value-type="currency">
            <text:p>$ 2.600,00 </text:p>
          </table:table-cell>
          <table:table-cell table:style-name="ce6" office:value-type="date" office:date-value="2023-07-29" calcext:value-type="date">
            <text:p>29/07/2023</text:p>
          </table:table-cell>
          <table:table-cell table:style-name="ce8" office:value-type="string" calcext:value-type="string">
            <text:p>N/S</text:p>
          </table:table-cell>
          <table:table-cell table:style-name="ce10" office:value-type="string" office:string-value="300c/u" calcext:value-type="string">
            <text:p><text:s/>300c/u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932" calcext:value-type="float">
            <text:p>2932</text:p>
          </table:table-cell>
          <table:table-cell office:value-type="string" calcext:value-type="string">
            <text:p>Bizc.salvadox200g</text:p>
          </table:table-cell>
          <table:table-cell office:value-type="float" office:value="2" calcext:value-type="float">
            <text:p>2</text:p>
          </table:table-cell>
          <table:table-cell office:value-type="currency" office:currency="ARS" office:value="199" calcext:value-type="currency">
            <text:p>$ 199,00 </text:p>
          </table:table-cell>
          <table:table-cell table:style-name="ce5" office:value-type="date" office:date-value="2023-08-05" calcext:value-type="date">
            <text:p>05/08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82]*20)/100+[$BaseInventario.$E82]" office:value-type="currency" office:currency="ARS" office:value="238.8" calcext:value-type="currency">
            <text:p>$ 238,8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954" calcext:value-type="float">
            <text:p>2954</text:p>
          </table:table-cell>
          <table:table-cell office:value-type="string" calcext:value-type="string">
            <text:p>Cofler Air.Blancox27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10" calcext:value-type="currency">
            <text:p>$ 210,00 </text:p>
          </table:table-cell>
          <table:table-cell table:style-name="ce5" office:value-type="date" office:date-value="2023-07-17" calcext:value-type="date">
            <text:p>17/07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83]*20)/100+[$BaseInventario.$E83]" office:value-type="currency" office:currency="ARS" office:value="252" calcext:value-type="currency">
            <text:p>$ 252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955" calcext:value-type="float">
            <text:p>2955</text:p>
          </table:table-cell>
          <table:table-cell office:value-type="string" calcext:value-type="string">
            <text:p>Cofler Air. Lechex27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14" calcext:value-type="currency">
            <text:p>$ 214,00 </text:p>
          </table:table-cell>
          <table:table-cell table:style-name="ce5" office:value-type="date" office:date-value="2023-07-29" calcext:value-type="date">
            <text:p>29/07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84]*20)/100+[$BaseInventario.$E84]" office:value-type="currency" office:currency="ARS" office:value="256.8" calcext:value-type="currency">
            <text:p>$ 256,8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956" calcext:value-type="float">
            <text:p>2956</text:p>
          </table:table-cell>
          <table:table-cell office:value-type="string" calcext:value-type="string">
            <text:p>Cofler Air.Mixtox27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70" calcext:value-type="currency">
            <text:p>$ 270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320" calcext:value-type="currency">
            <text:p>$ 32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959" calcext:value-type="float">
            <text:p>2959</text:p>
          </table:table-cell>
          <table:table-cell office:value-type="string" calcext:value-type="string">
            <text:p>COFLER AIR.MIXTOx55gr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415" calcext:value-type="currency">
            <text:p>$ 415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480" calcext:value-type="currency">
            <text:p>$ 48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966" calcext:value-type="float">
            <text:p>2966</text:p>
          </table:table-cell>
          <table:table-cell office:value-type="string" calcext:value-type="string">
            <text:p>Alfajor Barcelona Negrox60g.</text:p>
          </table:table-cell>
          <table:table-cell office:value-type="float" office:value="3" calcext:value-type="float">
            <text:p>3</text:p>
          </table:table-cell>
          <table:table-cell office:value-type="currency" office:currency="ARS" office:value="118" calcext:value-type="currency">
            <text:p>$ 118,00 </text:p>
          </table:table-cell>
          <table:table-cell table:style-name="ce5" office:value-type="date" office:date-value="2023-08-25" calcext:value-type="date">
            <text:p>2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170" calcext:value-type="currency">
            <text:p>$ 17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967" calcext:value-type="float">
            <text:p>2967</text:p>
          </table:table-cell>
          <table:table-cell office:value-type="string" calcext:value-type="string">
            <text:p>Alfajor Barcelona Blanco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14" calcext:value-type="currency">
            <text:p>$ 114,00 </text:p>
          </table:table-cell>
          <table:table-cell table:style-name="ce5" office:value-type="date" office:date-value="2023-07-29" calcext:value-type="date">
            <text:p>29/07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88]*20)/100+[$BaseInventario.$E88]" office:value-type="currency" office:currency="ARS" office:value="136.8" calcext:value-type="currency">
            <text:p>$ 136,8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029" calcext:value-type="float">
            <text:p>5029</text:p>
          </table:table-cell>
          <table:table-cell office:value-type="string" calcext:value-type="string">
            <text:p>Tost. Tosti Clasicax20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335" calcext:value-type="currency">
            <text:p>$ 335,00 </text:p>
          </table:table-cell>
          <table:table-cell table:style-name="ce5" office:value-type="date" office:date-value="2023-08-25" calcext:value-type="date">
            <text:p>2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400" calcext:value-type="currency">
            <text:p>$ 40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030" calcext:value-type="float">
            <text:p>5030</text:p>
          </table:table-cell>
          <table:table-cell office:value-type="string" calcext:value-type="string">
            <text:p>Tost. Lightx20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335" calcext:value-type="currency">
            <text:p>$ 335,00 </text:p>
          </table:table-cell>
          <table:table-cell table:style-name="ce5" office:value-type="date" office:date-value="2023-08-25" calcext:value-type="date">
            <text:p>25/08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90]*20)/100+[$BaseInventario.$E90]" office:value-type="currency" office:currency="ARS" office:value="402" calcext:value-type="currency">
            <text:p>$ 402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033" calcext:value-type="float">
            <text:p>5033</text:p>
          </table:table-cell>
          <table:table-cell office:value-type="string" calcext:value-type="string">
            <text:p>Tost. Tosti Dulcex20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335" calcext:value-type="currency">
            <text:p>$ 335,00 </text:p>
          </table:table-cell>
          <table:table-cell table:style-name="ce5" office:value-type="date" office:date-value="2023-07-29" calcext:value-type="date">
            <text:p>29/07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91]*20)/100+[$BaseInventario.$E91]" office:value-type="currency" office:currency="ARS" office:value="402" calcext:value-type="currency">
            <text:p>$ 402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053" calcext:value-type="float">
            <text:p>5053</text:p>
          </table:table-cell>
          <table:table-cell office:value-type="string" calcext:value-type="string">
            <text:p>Oskitos triox15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60" calcext:value-type="currency">
            <text:p>$ 260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330" calcext:value-type="currency">
            <text:p>$ 33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097" calcext:value-type="float">
            <text:p>5097</text:p>
          </table:table-cell>
          <table:table-cell office:value-type="string" calcext:value-type="string">
            <text:p>Choc. Arcorx25g 50%Cacao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38" calcext:value-type="currency">
            <text:p>$ 138,00 </text:p>
          </table:table-cell>
          <table:table-cell table:style-name="ce5" office:value-type="date" office:date-value="2023-07-29" calcext:value-type="date">
            <text:p>29/07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93]*20)/100+[$BaseInventario.$E93]" office:value-type="currency" office:currency="ARS" office:value="165.6" calcext:value-type="currency">
            <text:p>$ 165,6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113" calcext:value-type="float">
            <text:p>5113</text:p>
          </table:table-cell>
          <table:table-cell office:value-type="string" calcext:value-type="string">
            <text:p>OB. Bon-o-Bon Negrox30g</text:p>
          </table:table-cell>
          <table:table-cell office:value-type="float" office:value="2" calcext:value-type="float">
            <text:p>2</text:p>
          </table:table-cell>
          <table:table-cell office:value-type="currency" office:currency="ARS" office:value="182" calcext:value-type="currency">
            <text:p>$ 182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60" calcext:value-type="currency">
            <text:p>$ 260,00 </text:p>
          </table:table-cell>
          <table:table-cell table:number-columns-repeated="16376"/>
        </table:table-row>
        <table:table-row table:style-name="ro1">
          <table:table-cell/>
          <table:table-cell table:style-name="ce1" office:value-type="float" office:value="5121" calcext:value-type="float">
            <text:p>5121</text:p>
          </table:table-cell>
          <table:table-cell table:style-name="ce1" office:value-type="string" calcext:value-type="string">
            <text:p>Car.miel+mentax335g.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currency" office:currency="ARS" office:value="710" calcext:value-type="currency">
            <text:p>$ 710,00 </text:p>
          </table:table-cell>
          <table:table-cell table:style-name="ce6" office:value-type="date" office:date-value="2023-08-05" calcext:value-type="date">
            <text:p>05/08/2023</text:p>
          </table:table-cell>
          <table:table-cell table:style-name="ce8" office:value-type="string" calcext:value-type="string">
            <text:p>N/S</text:p>
          </table:table-cell>
          <table:table-cell table:style-name="ce11" office:value-type="string" office:string-value="6ux11b(200c/u)=2200" calcext:value-type="string">
            <text:p><text:s/>6ux11b(200c/u)=2200 </text:p>
          </table:table-cell>
          <table:table-cell table:number-columns-repeated="16376"/>
        </table:table-row>
        <table:table-row table:style-name="ro1">
          <table:table-cell/>
          <table:table-cell table:style-name="ce1" office:value-type="float" office:value="5161" calcext:value-type="float">
            <text:p>5161</text:p>
          </table:table-cell>
          <table:table-cell table:style-name="ce1" office:value-type="string" calcext:value-type="string">
            <text:p>Car. Gajitosx485g. Arcor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currency" office:currency="ARS" office:value="883" calcext:value-type="currency">
            <text:p>$ 883,00 </text:p>
          </table:table-cell>
          <table:table-cell table:style-name="ce6" office:value-type="date" office:date-value="2023-08-25" calcext:value-type="date">
            <text:p>25/08/2023</text:p>
          </table:table-cell>
          <table:table-cell table:style-name="ce8" office:value-type="string" calcext:value-type="string">
            <text:p>N/S</text:p>
          </table:table-cell>
          <table:table-cell table:style-name="ce10" office:value-type="string" office:string-value="6ux11b(200c/u)=2200" calcext:value-type="string">
            <text:p><text:s/>6ux11b(200c/u)=2200 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*******</text:p>
          </table:table-cell>
          <table:table-cell office:value-type="float" office:value="5171" calcext:value-type="float">
            <text:p>5171</text:p>
          </table:table-cell>
          <table:table-cell office:value-type="string" calcext:value-type="string">
            <text:p>Pepasx170g.Futuro</text:p>
          </table:table-cell>
          <table:table-cell office:value-type="float" office:value="2" calcext:value-type="float">
            <text:p>2</text:p>
          </table:table-cell>
          <table:table-cell office:value-type="currency" office:currency="ARS" office:value="150" calcext:value-type="currency">
            <text:p>$ 150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00" calcext:value-type="currency">
            <text:p>$ 20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175" calcext:value-type="float">
            <text:p>5175</text:p>
          </table:table-cell>
          <table:table-cell office:value-type="string" calcext:value-type="string">
            <text:p>PepasxKilo Futuro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699" calcext:value-type="currency">
            <text:p>$ 699,00 </text:p>
          </table:table-cell>
          <table:table-cell table:style-name="ce5" office:value-type="date" office:date-value="2023-08-05" calcext:value-type="date">
            <text:p>05/08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98]*20)/100+[$BaseInventario.$E98]" office:value-type="currency" office:currency="ARS" office:value="838.8" calcext:value-type="currency">
            <text:p>$ 838,8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177" calcext:value-type="float">
            <text:p>5177</text:p>
          </table:table-cell>
          <table:table-cell office:value-type="string" calcext:value-type="string">
            <text:p>Peoas Alemanas Triox18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00" calcext:value-type="currency">
            <text:p>$ 200,00 </text:p>
          </table:table-cell>
          <table:table-cell table:style-name="ce5" office:value-type="string" calcext:value-type="string">
            <text:p>01//09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60" calcext:value-type="currency">
            <text:p>$ 26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178" calcext:value-type="float">
            <text:p>5178</text:p>
          </table:table-cell>
          <table:table-cell office:value-type="string" calcext:value-type="string">
            <text:p>Minipepasx150gr futuro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52" calcext:value-type="currency">
            <text:p>$ 152,00 </text:p>
          </table:table-cell>
          <table:table-cell table:style-name="ce5" office:value-type="date" office:date-value="2023-08-25" calcext:value-type="date">
            <text:p>2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20" calcext:value-type="currency">
            <text:p>$ 22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247" calcext:value-type="float">
            <text:p>5247</text:p>
          </table:table-cell>
          <table:table-cell office:value-type="string" calcext:value-type="string">
            <text:p>Hamlet Yog/FTllAx43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20" calcext:value-type="currency">
            <text:p>$ 120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180" calcext:value-type="currency">
            <text:p>$ 18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264" calcext:value-type="float">
            <text:p>5264</text:p>
          </table:table-cell>
          <table:table-cell office:value-type="string" calcext:value-type="string">
            <text:p>Gall.cer.Bagley Salvx16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42" calcext:value-type="currency">
            <text:p>$ 242,00 </text:p>
          </table:table-cell>
          <table:table-cell table:style-name="ce5" office:value-type="date" office:date-value="2023-07-17" calcext:value-type="date">
            <text:p>17/07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90.4" calcext:value-type="currency">
            <text:p>$ 290,4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277" calcext:value-type="float">
            <text:p>5277</text:p>
          </table:table-cell>
          <table:table-cell office:value-type="string" calcext:value-type="string">
            <text:p>Ttalitas Tosti Pizzax10g</text:p>
          </table:table-cell>
          <table:table-cell office:value-type="float" office:value="2" calcext:value-type="float">
            <text:p>2</text:p>
          </table:table-cell>
          <table:table-cell office:value-type="currency" office:currency="ARS" office:value="260" calcext:value-type="currency">
            <text:p>$ 260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330" calcext:value-type="currency">
            <text:p>$ 33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411" calcext:value-type="float">
            <text:p>5411</text:p>
          </table:table-cell>
          <table:table-cell office:value-type="string" calcext:value-type="string">
            <text:p>Gall.Vainitasx152g.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61" calcext:value-type="currency">
            <text:p>$ 261,00 </text:p>
          </table:table-cell>
          <table:table-cell table:style-name="ce5" office:value-type="date" office:date-value="2023-08-05" calcext:value-type="date">
            <text:p>05/08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104]*20)/100+[$BaseInventario.$E104]" office:value-type="currency" office:currency="ARS" office:value="313.2" calcext:value-type="currency">
            <text:p>$ 313,2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429" calcext:value-type="float">
            <text:p>5429</text:p>
          </table:table-cell>
          <table:table-cell office:value-type="string" calcext:value-type="string">
            <text:p>Capullitos Tapitasx80g</text:p>
          </table:table-cell>
          <table:table-cell office:value-type="float" office:value="2" calcext:value-type="float">
            <text:p>2</text:p>
          </table:table-cell>
          <table:table-cell office:value-type="currency" office:currency="ARS" office:value="96" calcext:value-type="currency">
            <text:p>$ 96,00 </text:p>
          </table:table-cell>
          <table:table-cell table:style-name="ce5" office:value-type="date" office:date-value="2023-08-15" calcext:value-type="date">
            <text:p>1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150" calcext:value-type="currency">
            <text:p>$ 15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451" calcext:value-type="float">
            <text:p>5451</text:p>
          </table:table-cell>
          <table:table-cell office:value-type="string" calcext:value-type="string">
            <text:p>Pepas C/Chips triox18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00" calcext:value-type="currency">
            <text:p>$ 200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260" calcext:value-type="currency">
            <text:p>$ 260,00 </text:p>
          </table:table-cell>
          <table:table-cell table:number-columns-repeated="16376"/>
        </table:table-row>
        <table:table-row table:style-name="ro1">
          <table:table-cell/>
          <table:table-cell table:style-name="ce1" office:value-type="float" office:value="5494" calcext:value-type="float">
            <text:p>5494</text:p>
          </table:table-cell>
          <table:table-cell table:style-name="ce1" office:value-type="string" calcext:value-type="string">
            <text:p>Lipo S.Acidosx97g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currency" office:currency="ARS" office:value="1275" calcext:value-type="currency">
            <text:p>$ 1.275,00 </text:p>
          </table:table-cell>
          <table:table-cell table:style-name="ce6" office:value-type="date" office:date-value="2023-07-21" calcext:value-type="date">
            <text:p>21/07/2023</text:p>
          </table:table-cell>
          <table:table-cell table:style-name="ce8" office:value-type="string" calcext:value-type="string">
            <text:p>N/S</text:p>
          </table:table-cell>
          <table:table-cell table:style-name="ce10" office:value-type="string" office:string-value="n/s" calcext:value-type="string">
            <text:p><text:s/>n/s </text:p>
          </table:table-cell>
          <table:table-cell table:number-columns-repeated="16376"/>
        </table:table-row>
        <table:table-row table:style-name="ro1">
          <table:table-cell/>
          <table:table-cell table:style-name="ce1" office:value-type="float" office:value="5499" calcext:value-type="float">
            <text:p>5499</text:p>
          </table:table-cell>
          <table:table-cell table:style-name="ce1" office:value-type="string" calcext:value-type="string">
            <text:p>Lipo S.Acidosx150g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currency" office:currency="ARS" office:value="577" calcext:value-type="currency">
            <text:p>$ 577,00 </text:p>
          </table:table-cell>
          <table:table-cell table:style-name="ce6" office:value-type="date" office:date-value="2023-08-25" calcext:value-type="date">
            <text:p>25/08/2023</text:p>
          </table:table-cell>
          <table:table-cell table:style-name="ce8" office:value-type="string" calcext:value-type="string">
            <text:p>N/S</text:p>
          </table:table-cell>
          <table:table-cell table:style-name="ce10" office:value-type="string" office:string-value="6ux7b.(200c/u)=1400" calcext:value-type="string">
            <text:p><text:s/>6ux7b.(200c/u)=1400 </text:p>
          </table:table-cell>
          <table:table-cell table:number-columns-repeated="16376"/>
        </table:table-row>
        <table:table-row table:style-name="ro1">
          <table:table-cell/>
          <table:table-cell table:style-name="ce1" office:value-type="float" office:value="5546" calcext:value-type="float">
            <text:p>5546</text:p>
          </table:table-cell>
          <table:table-cell table:style-name="ce1" office:value-type="string" calcext:value-type="string">
            <text:p>Goma Jelly Rollx1Kg.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currency" office:currency="ARS" office:value="1600" calcext:value-type="currency">
            <text:p>$ 1.600,00 </text:p>
          </table:table-cell>
          <table:table-cell table:style-name="ce6" office:value-type="date" office:date-value="2023-08-05" calcext:value-type="date">
            <text:p>05/08/2023</text:p>
          </table:table-cell>
          <table:table-cell table:style-name="ce8" office:value-type="string" calcext:value-type="string">
            <text:p>N/S</text:p>
          </table:table-cell>
          <table:table-cell table:style-name="ce10" office:value-type="string" office:string-value="n/s" calcext:value-type="string">
            <text:p><text:s/>n/s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654" calcext:value-type="float">
            <text:p>5654</text:p>
          </table:table-cell>
          <table:table-cell office:value-type="string" calcext:value-type="string">
            <text:p>Gall.Cerealitasx207/212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360" calcext:value-type="currency">
            <text:p>$ 360,00 </text:p>
          </table:table-cell>
          <table:table-cell table:style-name="ce5" office:value-type="date" office:date-value="2023-05-08" calcext:value-type="date">
            <text:p>08/05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420" calcext:value-type="currency">
            <text:p>$ 42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663" calcext:value-type="float">
            <text:p>5663</text:p>
          </table:table-cell>
          <table:table-cell office:value-type="string" calcext:value-type="string">
            <text:p>Alfajor Bon-o-Bon Triplex6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65" calcext:value-type="currency">
            <text:p>$ 265,00 </text:p>
          </table:table-cell>
          <table:table-cell table:style-name="ce5" office:value-type="date" office:date-value="2023-08-15" calcext:value-type="date">
            <text:p>1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350" calcext:value-type="currency">
            <text:p>$ 35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674" calcext:value-type="float">
            <text:p>5674</text:p>
          </table:table-cell>
          <table:table-cell office:value-type="string" calcext:value-type="string">
            <text:p>Gall.cer.Bagley Arrozx1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22" calcext:value-type="currency">
            <text:p>$ 222,00 </text:p>
          </table:table-cell>
          <table:table-cell table:style-name="ce5" office:value-type="date" office:date-value="2023-07-17" calcext:value-type="date">
            <text:p>17/07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112]*20)/100+[$BaseInventario.$E112]" office:value-type="currency" office:currency="ARS" office:value="266.4" calcext:value-type="currency">
            <text:p>$ 266,4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679" calcext:value-type="float">
            <text:p>5679</text:p>
          </table:table-cell>
          <table:table-cell office:value-type="string" calcext:value-type="string">
            <text:p>Chocotriox300g.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373" calcext:value-type="currency">
            <text:p>$ 373,00 </text:p>
          </table:table-cell>
          <table:table-cell table:style-name="ce5" office:value-type="date" office:date-value="2023-08-05" calcext:value-type="date">
            <text:p>05/08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113]*20)/100+[$BaseInventario.$E113]" office:value-type="currency" office:currency="ARS" office:value="447.6" calcext:value-type="currency">
            <text:p>$ 447,6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700" calcext:value-type="float">
            <text:p>5700</text:p>
          </table:table-cell>
          <table:table-cell office:value-type="string" calcext:value-type="string">
            <text:p>Alfajor Mini Torta Bco.x69/7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07" calcext:value-type="currency">
            <text:p>$ 207,00 </text:p>
          </table:table-cell>
          <table:table-cell table:style-name="ce5" office:value-type="date" office:date-value="2023-07-21" calcext:value-type="date">
            <text:p>21/07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114]*20)/100+[$BaseInventario.$E114]" office:value-type="currency" office:currency="ARS" office:value="248.4" calcext:value-type="currency">
            <text:p>$ 248,4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709" calcext:value-type="float">
            <text:p>5709</text:p>
          </table:table-cell>
          <table:table-cell office:value-type="string" calcext:value-type="string">
            <text:p>Alfajor Mini Torta Brownix71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07" calcext:value-type="currency">
            <text:p>$ 207,00 </text:p>
          </table:table-cell>
          <table:table-cell table:style-name="ce5" office:value-type="date" office:date-value="2023-07-21" calcext:value-type="date">
            <text:p>21/07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115]*20)/100+[$BaseInventario.$E115]" office:value-type="currency" office:currency="ARS" office:value="248.4" calcext:value-type="currency">
            <text:p>$ 248,4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719" calcext:value-type="float">
            <text:p>5719</text:p>
          </table:table-cell>
          <table:table-cell office:value-type="string" calcext:value-type="string">
            <text:p>Capullitos Larguitosx80g.</text:p>
          </table:table-cell>
          <table:table-cell office:value-type="float" office:value="2" calcext:value-type="float">
            <text:p>2</text:p>
          </table:table-cell>
          <table:table-cell office:value-type="currency" office:currency="ARS" office:value="110" calcext:value-type="currency">
            <text:p>$ 110,00 </text:p>
          </table:table-cell>
          <table:table-cell table:style-name="ce5" office:value-type="date" office:date-value="2023-08-25" calcext:value-type="date">
            <text:p>2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170" calcext:value-type="currency">
            <text:p>$ 17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857" calcext:value-type="float">
            <text:p>5857</text:p>
          </table:table-cell>
          <table:table-cell office:value-type="string" calcext:value-type="string">
            <text:p>Capullitos Pizzitosx8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10" calcext:value-type="currency">
            <text:p>$ 110,00 </text:p>
          </table:table-cell>
          <table:table-cell table:style-name="ce5" office:value-type="date" office:date-value="2023-08-25" calcext:value-type="date">
            <text:p>25/08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170" calcext:value-type="currency">
            <text:p>$ 17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937" calcext:value-type="float">
            <text:p>5937</text:p>
          </table:table-cell>
          <table:table-cell office:value-type="string" calcext:value-type="string">
            <text:p>Cofler Air. Bonobonx3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260" calcext:value-type="currency">
            <text:p>$ 260,00 </text:p>
          </table:table-cell>
          <table:table-cell table:style-name="ce5" office:value-type="date" office:date-value="2023-01-09" calcext:value-type="date">
            <text:p>09/01/2023</text:p>
          </table:table-cell>
          <table:table-cell office:value-type="string" calcext:value-type="string">
            <text:p>N/S</text:p>
          </table:table-cell>
          <table:table-cell table:style-name="ce9" office:value-type="currency" office:currency="ARS" office:value="320" calcext:value-type="currency">
            <text:p>$ 320,0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985" calcext:value-type="float">
            <text:p>5985</text:p>
          </table:table-cell>
          <table:table-cell office:value-type="string" calcext:value-type="string">
            <text:p>Polvorin vain/Frutx150g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86" calcext:value-type="currency">
            <text:p>$ 186,00 </text:p>
          </table:table-cell>
          <table:table-cell table:style-name="ce5" office:value-type="date" office:date-value="2023-07-29" calcext:value-type="date">
            <text:p>29/07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119]*20)/100+[$BaseInventario.$E119]" office:value-type="currency" office:currency="ARS" office:value="223.2" calcext:value-type="currency">
            <text:p>$ 223,20 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8237" calcext:value-type="float">
            <text:p>8237</text:p>
          </table:table-cell>
          <table:table-cell office:value-type="string" calcext:value-type="string">
            <text:p>Pañuelitos Bluesoft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326" calcext:value-type="currency">
            <text:p>$ 326,00 </text:p>
          </table:table-cell>
          <table:table-cell table:style-name="ce5" office:value-type="date" office:date-value="2023-07-29" calcext:value-type="date">
            <text:p>29/07/2023</text:p>
          </table:table-cell>
          <table:table-cell office:value-type="string" calcext:value-type="string">
            <text:p>N/S</text:p>
          </table:table-cell>
          <table:table-cell table:style-name="ce9" table:formula="of:=([$BaseInventario.$E120]*20)/100+[$BaseInventario.$E120]" office:value-type="currency" office:currency="ARS" office:value="391.2" calcext:value-type="currency">
            <text:p>$ 391,20 </text:p>
          </table:table-cell>
          <table:table-cell table:number-columns-repeated="16376"/>
        </table:table-row>
        <table:table-row table:style-name="ro1" table:number-rows-repeated="10484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expression table:name="BT_kiosko" table:base-cell-address="$BaseInventario.$A$1" table:expression="BaseInventario!#REF!"/>
      </table:named-expressions>
      <table:database-ranges>
        <table:database-range table:name="BaseInventario" table:target-range-address="BaseInventario.B6:BaseInventario.H1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1">
      <number:currency-symbol/>
      <number:text> -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27P2" style:volatile="true">
      <number:currency-symbol/>
      <number:text> </number:text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5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3P0" style:volatile="true">
      <number:currency-symbol number:language="es" number:country="AR">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3P1" style:volatile="true">
      <number:text>-</number:text>
      <number:currency-symbol number:language="es" number:country="AR">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3P2" style:volatile="true">
      <number:currency-symbol number:language="es" number:country="AR">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44">
      <number:text-content/>
      <style:map style:condition="value()&lt;=1.7976931348623157E+308" style:apply-style-name="N144P0"/>
    </number:text-style>
    <number:date-style style:name="N145">
      <number:day/>
      <number:text>/</number:text>
      <number:month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BaseInventario" style:display-name="PageStyle_BaseInventari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ctor</meta:initial-creator>
    <meta:creation-date>2023-08-08T14:10:04</meta:creation-date>
    <dc:date>2023-10-31T21:32:45.992000000</dc:date>
    <meta:generator>Real_Office_For_Free/7.4.0.3$Windows_X86_64 LibreOffice_project/</meta:generator>
    <meta:editing-duration>PT5H1M50S</meta:editing-duration>
    <meta:editing-cycles>2</meta:editing-cycles>
    <meta:document-statistic meta:table-count="1" meta:cell-count="812" meta:object-count="2"/>
    <meta:user-defined meta:name="AppVersion">16.03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ó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mostrar_Formulario()

UserForm1.Show


End Sub

Sub ocultar_excel()

Application.Visible = False
UserForm1.Show
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</script:module>
</file>

<file path=Basic/VBAProject/UserForm1.xml><?xml version="1.0" encoding="utf-8"?>
<!DOCTYPE module  PUBLIC '-//OpenOffice.org//DTD OfficeDocument 1.0//EN'  'module.dtd'>
<script:module xmlns:script="http://openoffice.org/2000/script" script:name="UserForm1" script:language="StarBasic" script:moduleType="form">Rem Attribute VBA_ModuleType=VBAFormModule
Option VBASupport 1

Private Sub BT_buscar_Click()
Dim unfila As Variant
Dim fila As Variant

Me.Lista.RowSource = Clear

unfila = Sheets("BaseInventario").Range("B" &amp; Rows.Count).End(xlUp).Row
For fila = 6 To unfila

If Range("b" &amp; fila) Like Me.TextBuscar.Value Then

Me.Lista.AddItem Cells(fila, 1)

Me.Lista.List(Lista.ListCount - 1, 0) = Cells(fila, 2)
Me.Lista.List(Lista.ListCount - 1, 1) = Cells(fila, 3)
Me.Lista.List(Lista.ListCount - 1, 2) = Cells(fila, 4)
Me.Lista.List(Lista.ListCount - 1, 3) = Cells(fila, 5)
Me.Lista.List(Lista.ListCount - 1, 4) = Cells(fila, 6)
Me.Lista.List(Lista.ListCount - 1, 5) = Cells(fila, 7)
Me.Lista.List(Lista.ListCount - 1, 6) = Cells(fila, 8)

End If
Next fila


End Sub



Private Sub BT_Eliminar_Click()

Dim fila As Object
Dim linea As Variant
Dim IdBuscado As Variant

If Me.Lista.ListIndex = -1 Then
MsgBox "¡Amor! PRIMERO SELECCIONE EL PRODUCTO A ELIMINAR"
Else
Me.TextCodigoProducto.Value = Me.Lista

IdBuscar = Me.TextCodigoProducto

Set fila = Sheets("BaseInventario").Range("B:B").Find(IdBuscar, lookat:=xlWhole)
linea = fila.Row
Range("B" &amp; linea).EntireRow.Delete

End If
MsgBox "¡Amor! ELIMINASTE EL PRODUCTO"
Me.Lista.RowSource = "BaseInventario"
Me.Lista.ColumnCount = 7


End Sub

Private Sub BT_Guardar_Click()
 Sheets("BaseInventario").Range("a7").EntireRow.Insert , copyorigin:=xlFormatFromRightOrBelow
 
 Range("b7").Value = Me.TextCodigoProducto.Value
 Range("c7").Value = Me.TextNombreProducto.Value
 Range("d7").Value = Me.TextCantidadStock.Value
 Range("e7").Value = Me.TextPrecioUnidad.Value
 Range("f7").Value = Me.TextFechaAdquisicion.Value
 Range("g7").Value = Me.TextFechaCaducidad.Value
 Range("h7").Value = Me.TextValorFinal.Value
 
 Me.Lista.RowSource = "BaseInventario"
 Me.Lista.ColumnCount = 7
 
 Me.TextCodigoProducto = Empty
Me.TextNombreProducto = Empty
Me.TextCantidadStock = Empty
Me.TextPrecioUnidad = Empty
Me.TextFechaAdquisicion = Empty
Me.TextFechaCaducidad = Empty
Me.TextValorFinal = Empty
 
 
End Sub

Private Sub BT_IrEditar_Click()
Dim fila As Object
Dim linea As Variant
Dim ValorBuscado As Variant


If Me.Lista.ListIndex = -1 Then
MsgBox "¡AMOR! TE FALTO SELECCIONAR EL PRODUCTO ANTES DE EDITAR"
Else

Me.TextCodigoProducto = Me.Lista
ValorBuscado = Me.TextCodigoProducto
Set fila = Sheets("BaseInventario").Range("B:B").Find(ValorBuscado, lookat:=xlWhole)
Lines = fila.Row
MsgBox (Lines)
Me.TextNombreProducto.Value = Range("c" &amp; Lines).Value
Me.TextCantidadStock.Value = Range("d" &amp; Lines).Value
Me.TextPrecioUnidad.Value = Range("e" &amp; Lines).Value
Me.TextFechaAdquisicion.Value = Range("f" &amp; Lines).Value
Me.TextFechaCaducidad.Value = Range("g" &amp; Lines).Value
Me.TextValorFinal.Value = Range("h" &amp; Lines).Value


End If
End Sub

Private Sub BT_MostrarCampos_Click()

Me.Height = 489.75

End Sub

Private Sub BT_OcultarCampos_Click()

Me.Height = 320.25

End Sub

Private Sub PlanillaExcel_Click()

Application.Visible = True
Unload Me

End Sub

Private Sub TextGuardarCambios_Click()
Dim fila As Object
Dim linea As Variant
Dim ValorBuscado As Variant
Me.TextCodigoProducto = Me.Lista
ValorBuscado = Me.TextCodigoProducto
Set fila = Sheets("BaseInventario").Range("B:B").Find(ValorBuscado, lookat:=xlWhole)
Lines = fila.Row

Range("c" &amp; Lines).Value = Me.TextNombreProducto.Value
Range("d" &amp; Lines).Value = Me.TextCantidadStock.Value
Range("e" &amp; Lines).Value = Me.TextPrecioUnidad.Value
Range("f" &amp; Lines).Value = Me.TextFechaAdquisicion.Value
Range("g" &amp; Lines).Value = Me.TextFechaCaducidad.Value
Range("h" &amp; Lines).Value = Me.TextValorFinal.Value

Me.TextCodigoProducto = Empty
Me.TextNombreProducto = Empty
Me.TextCantidadStock = Empty
Me.TextPrecioUnidad = Empty
Me.TextFechaAdquisicion = Empty
Me.TextFechaCaducidad = Empty
Me.TextValorFinal = Empty

MsgBox "LO HICISTE BIEN AMOR, SE MODIFICO CON EXITO"
Me.Lista.RowSource = "BaseInventario"
Me.Lista.ColumnCount = 7


End Sub

Private Sub UserForm_Initialize()
Me.Lista.RowSource = "BaseInventario"
Me.Lista.ColumnCount = 7
Me.Lista.ColumnHeads = True
Me.Lista.ColumnWidths = "150;150;150;150;150;150;190"
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ódulo1"/>
  <library:element library:name="Sheet1"/>
  <library:element library:name="ThisWorkbook"/>
  <library:element library:name="UserForm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VBAProject/UserForm1.xml><?xml version="1.0" encoding="utf-8"?>
<!DOCTYPE window  PUBLIC '-//OpenOffice.org//DTD OfficeDocument 1.0//EN'  'dialog.dtd'>
<dlg:window xmlns:dlg="http://openoffice.org/2000/dialog" xmlns:script="http://openoffice.org/2000/script" dlg:style-id="7" dlg:id="UserForm1" dlg:left="0" dlg:top="0" dlg:width="563" dlg:height="194" dlg:closeable="true" dlg:moveable="true" dlg:title="UserForm1">
  <dlg:styles>
    <dlg:style dlg:style-id="0" dlg:background-color="0xc04000" dlg:text-color="0xffffff" dlg:font-name="Tahoma" dlg:font-height="16" dlg:font-charset="ansi" dlg:font-weight="150"/>
    <dlg:style dlg:style-id="1" dlg:background-color="0xffffff" dlg:text-color="0x0" dlg:font-name="Tahoma" dlg:font-height="16" dlg:font-charset="ansi" dlg:font-weight="150"/>
    <dlg:style dlg:style-id="2" dlg:background-color="0xc04000" dlg:text-color="0xffffff" dlg:font-name="Tahoma" dlg:font-height="11" dlg:font-charset="ansi" dlg:font-weight="150"/>
    <dlg:style dlg:style-id="3" dlg:background-color="0xffffff" dlg:text-color="0x0" dlg:font-name="Tahoma" dlg:font-height="11" dlg:font-charset="ansi" dlg:font-weight="150"/>
    <dlg:style dlg:style-id="4" dlg:background-color="0xd4d0c8" dlg:text-color="0x0" dlg:font-name="Tahoma" dlg:font-height="8" dlg:font-charset="ansi" dlg:font-weight="150"/>
    <dlg:style dlg:style-id="5" dlg:background-color="0xc04000" dlg:text-color="0xffffff" dlg:font-name="Tahoma" dlg:font-height="9" dlg:font-charset="ansi" dlg:font-weight="150"/>
    <dlg:style dlg:style-id="6" dlg:background-color="0xc04000" dlg:text-color="0xffffff" dlg:font-name="Tahoma" dlg:font-height="8" dlg:font-charset="ansi" dlg:font-weight="150"/>
    <dlg:style dlg:style-id="7" dlg:background-color="0xc04000"/>
  </dlg:styles>
  <dlg:bulletinboard>
    <dlg:text dlg:style-id="0" dlg:id="Label1" dlg:tab-index="0" dlg:left="40" dlg:top="4" dlg:width="432" dlg:height="12" dlg:value="Mercado de Mamá" dlg:align="center" dlg:valign="top" dlg:multiline="true" dlg:tabstop="false"/>
    <dlg:textfield dlg:style-id="1" dlg:id="TextBuscar" dlg:tab-index="1" dlg:left="288" dlg:top="28" dlg:width="128" dlg:height="17" dlg:tabstop="true" dlg:align="center"/>
    <dlg:button dlg:style-id="2" dlg:id="BT_buscar" dlg:tab-index="2" dlg:left="424" dlg:top="28" dlg:width="64" dlg:height="16" dlg:tabstop="true" dlg:value="Buscar Codigo" dlg:valign="center" dlg:image-position="top-center"/>
    <dlg:menulist dlg:style-id="3" dlg:control-implementation="stardiv.one.form.component.ListBox" dlg:id="Lista" dlg:tab-index="3" dlg:left="8" dlg:top="52" dlg:width="481" dlg:height="128" dlg:tabstop="true"/>
    <dlg:button dlg:style-id="4" dlg:id="PlanillaExcel" dlg:tab-index="4" dlg:left="4" dlg:top="4" dlg:width="20" dlg:height="12" dlg:tabstop="true" dlg:value="Excel" dlg:valign="center" dlg:image-position="top-center"/>
    <dlg:button dlg:style-id="2" dlg:id="BT_IrEditar" dlg:tab-index="5" dlg:left="500" dlg:top="52" dlg:width="44" dlg:height="16" dlg:tabstop="true" dlg:value="Ir a Editar" dlg:valign="center" dlg:image-position="top-center"/>
    <dlg:button dlg:style-id="2" dlg:id="BT_Eliminar" dlg:tab-index="6" dlg:left="500" dlg:top="80" dlg:width="44" dlg:height="16" dlg:tabstop="true" dlg:value="Eliminar" dlg:valign="center" dlg:image-position="top-center"/>
    <dlg:button dlg:style-id="5" dlg:id="BT_Guardar" dlg:tab-index="7" dlg:left="500" dlg:top="108" dlg:width="56" dlg:height="16" dlg:tabstop="true" dlg:value="Guardar Nuevo" dlg:valign="center" dlg:image-position="top-center"/>
    <dlg:button dlg:style-id="6" dlg:id="BT_MostrarCampos" dlg:tab-index="8" dlg:left="500" dlg:top="168" dlg:width="52" dlg:height="16" dlg:tabstop="true" dlg:value="Mostrar Campos" dlg:valign="center" dlg:image-position="top-center"/>
    <dlg:button dlg:style-id="6" dlg:id="BT_OcultarCampos" dlg:tab-index="9" dlg:left="500" dlg:top="152" dlg:width="52" dlg:height="16" dlg:tabstop="true" dlg:value="Ocultar Campos" dlg:valign="center" dlg:image-position="top-center"/>
    <dlg:text dlg:style-id="2" dlg:id="Label2" dlg:tab-index="10" dlg:left="12" dlg:top="200" dlg:width="84" dlg:height="20" dlg:value="Codigos de Producto" dlg:align="center" dlg:valign="top" dlg:multiline="true" dlg:tabstop="false"/>
    <dlg:text dlg:style-id="2" dlg:id="Label3" dlg:tab-index="11" dlg:left="12" dlg:top="228" dlg:width="84" dlg:height="20" dlg:value="Nombre del Producto" dlg:align="center" dlg:valign="top" dlg:multiline="true" dlg:tabstop="false"/>
    <dlg:text dlg:style-id="2" dlg:id="Label4" dlg:tab-index="12" dlg:left="12" dlg:top="252" dlg:width="80" dlg:height="20" dlg:value="Cantidad en Stock" dlg:align="center" dlg:valign="top" dlg:multiline="true" dlg:tabstop="false"/>
    <dlg:text dlg:style-id="2" dlg:id="Label5" dlg:tab-index="13" dlg:left="12" dlg:top="280" dlg:width="76" dlg:height="20" dlg:value="Precio por Unidad" dlg:align="center" dlg:valign="top" dlg:multiline="true" dlg:tabstop="false"/>
    <dlg:text dlg:style-id="2" dlg:id="Label6" dlg:tab-index="14" dlg:left="268" dlg:top="204" dlg:width="112" dlg:height="20" dlg:value="Fecha de Adquisicion" dlg:align="center" dlg:valign="top" dlg:multiline="true" dlg:tabstop="false"/>
    <dlg:text dlg:style-id="2" dlg:id="Label7" dlg:tab-index="15" dlg:left="268" dlg:top="236" dlg:width="112" dlg:height="20" dlg:value="Fecha de Caducidad" dlg:align="center" dlg:valign="top" dlg:multiline="true" dlg:tabstop="false"/>
    <dlg:text dlg:style-id="2" dlg:id="Label8" dlg:tab-index="16" dlg:left="268" dlg:top="272" dlg:width="112" dlg:height="20" dlg:value="Valor Final por Unidad          (+20%)" dlg:align="center" dlg:valign="top" dlg:multiline="true" dlg:tabstop="false"/>
    <dlg:textfield dlg:style-id="3" dlg:id="TextCodigoProducto" dlg:tab-index="17" dlg:left="100" dlg:top="200" dlg:width="72" dlg:height="16" dlg:tabstop="true"/>
    <dlg:textfield dlg:style-id="3" dlg:id="TextNombreProducto" dlg:tab-index="18" dlg:left="100" dlg:top="224" dlg:width="132" dlg:height="20" dlg:tabstop="true"/>
    <dlg:button dlg:style-id="2" dlg:id="TextGuardarCambios" dlg:tab-index="19" dlg:left="196" dlg:top="200" dlg:width="76" dlg:height="16" dlg:tabstop="true" dlg:value="Guardar Cambios" dlg:valign="center" dlg:image-position="top-center"/>
    <dlg:textfield dlg:style-id="3" dlg:id="TextCantidadStock" dlg:tab-index="20" dlg:left="100" dlg:top="248" dlg:width="132" dlg:height="20" dlg:tabstop="true"/>
    <dlg:textfield dlg:style-id="3" dlg:id="TextPrecioUnidad" dlg:tab-index="21" dlg:left="100" dlg:top="276" dlg:width="132" dlg:height="20" dlg:tabstop="true"/>
    <dlg:textfield dlg:style-id="3" dlg:id="TextFechaAdquisicion" dlg:tab-index="22" dlg:left="392" dlg:top="200" dlg:width="132" dlg:height="20" dlg:tabstop="true"/>
    <dlg:textfield dlg:style-id="3" dlg:id="TextFechaCaducidad" dlg:tab-index="23" dlg:left="392" dlg:top="232" dlg:width="132" dlg:height="20" dlg:tabstop="true"/>
    <dlg:textfield dlg:style-id="3" dlg:id="TextValorFinal" dlg:tab-index="24" dlg:left="392" dlg:top="268" dlg:width="132" dlg:height="20" dlg:tabstop="true"/>
  </dlg:bulletinboard>
</dlg:window>
</file>

<file path=Dialogs/VBAProject/dialog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UserForm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